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0b9c6b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c7758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0df1bb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0fcec4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11ac44"/>
    </style:style>
    <style:style style:name="T1" style:family="text">
      <style:text-properties style:font-name="Liberation Mono" fo:font-size="10pt" officeooo:rsid="000b9c6b" style:font-name-asian="Noto Sans Mono CJK SC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0df1bb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0fcec4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officeooo:rsid="000fcec4" style:font-name-asian="Noto Sans Mono CJK SC" style:font-name-complex="Liberation Mono"/>
    </style:style>
    <style:style style:name="T5" style:family="text">
      <style:text-properties style:font-name="Liberation Mono" officeooo:rsid="000b9c6b" style:font-name-asian="Noto Sans Mono CJK SC" style:font-name-complex="Liberation Mono"/>
    </style:style>
    <style:style style:name="T6" style:family="text">
      <style:text-properties style:font-name="Liberation Mono" officeooo:rsid="000df1bb" style:font-name-asian="Noto Sans Mono CJK SC" style:font-name-complex="Liberation Mono"/>
    </style:style>
    <style:style style:name="T7" style:family="text">
      <style:text-properties style:font-name="Liberation Mono" fo:font-size="8pt" officeooo:rsid="000fcec4" style:font-name-asian="Noto Sans Mono CJK SC" style:font-size-asian="8pt" style:font-name-complex="Liberation Mono" style:font-size-complex="8pt"/>
    </style:style>
    <style:style style:name="T8" style:family="text">
      <style:text-properties style:font-name="Liberation Mono" fo:font-size="8pt" officeooo:rsid="000b9c6b" style:font-name-asian="Noto Sans Mono CJK SC" style:font-size-asian="8pt" style:font-name-complex="Liberation Mono" style:font-size-complex="8pt"/>
    </style:style>
    <style:style style:name="T9" style:family="text">
      <style:text-properties style:font-name="Liberation Mono" fo:font-size="8pt" officeooo:rsid="000df1bb" style:font-name-asian="Noto Sans Mono CJK SC" style:font-size-asian="8pt" style:font-name-complex="Liberation Mono" style:font-size-complex="8pt"/>
    </style:style>
    <style:style style:name="T10" style:family="text">
      <style:text-properties officeooo:rsid="000c7758"/>
    </style:style>
    <style:style style:name="T11" style:family="text">
      <style:text-properties officeooo:rsid="000fcec4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style:text-line-through-style="none" style:text-line-through-type="none" style:font-name="Liberation Mono" fo:font-size="10pt" officeooo:rsid="000fcec4" style:font-name-asian="Noto Sans Mono CJK SC" style:font-size-asian="10pt" style:font-name-complex="Liberation Mono" style:font-size-complex="10pt"/>
    </style:style>
    <style:style style:name="T14" style:family="text">
      <style:text-properties style:text-line-through-style="none" style:text-line-through-type="none" style:font-name="Liberation Mono" fo:font-size="10pt" fo:font-weight="bold" officeooo:rsid="000fcec4" style:font-name-asian="Noto Sans Mono CJK SC" style:font-size-asian="10pt" style:font-weight-asian="bold" style:font-name-complex="Liberation Mono" style:font-size-complex="10pt" style:font-weight-complex="bold"/>
    </style:style>
    <style:style style:name="T15" style:family="text">
      <style:text-properties style:text-line-through-style="none" style:text-line-through-type="none" style:font-name="Liberation Mono" officeooo:rsid="000fcec4" style:font-name-asian="Noto Sans Mono CJK SC" style:font-name-complex="Liberation Mono"/>
    </style:style>
    <style:style style:name="T16" style:family="text">
      <style:text-properties style:text-line-through-style="none" style:text-line-through-type="none" style:font-name="Liberation Mono" fo:font-size="8pt" officeooo:rsid="000fcec4" style:font-name-asian="Noto Sans Mono CJK SC" style:font-size-asian="8pt" style:font-name-complex="Liberation Mono" style:font-size-complex="8pt"/>
    </style:style>
    <style:style style:name="T17" style:family="text">
      <style:text-properties style:text-line-through-style="none" style:text-line-through-type="none" fo:font-size="8pt" style:font-size-asian="8pt" style:font-size-complex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8pt" officeooo:rsid="000c7758" style:font-size-asian="8pt" style:font-size-complex="8pt"/>
    </style:style>
    <style:style style:name="T20" style:family="text">
      <style:text-properties fo:font-size="8pt" officeooo:rsid="000fcec4" style:font-size-asian="8pt" style:font-size-complex="8pt"/>
    </style:style>
    <style:style style:name="T21" style:family="text">
      <style:text-properties fo:font-size="8pt" officeooo:rsid="0011ac44" style:font-size-asian="8pt" style:font-size-complex="8pt"/>
    </style:style>
    <style:style style:name="T22" style:family="text">
      <style:text-properties fo:font-size="8pt" fo:font-weight="bold" officeooo:rsid="0011ac44" style:font-size-asian="8pt" style:font-weight-asian="bold" style:font-size-complex="8pt" style:font-weight-complex="bold"/>
    </style:style>
    <style:style style:name="T23" style:family="text">
      <style:text-properties fo:font-size="8pt" fo:font-weight="normal" officeooo:rsid="0011ac44" style:font-size-asian="8pt" style:font-weight-asian="normal" style:font-size-complex="8pt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fcec4" style:font-weight-asian="bold" style:font-weight-complex="bold"/>
    </style:style>
    <style:style style:name="T26" style:family="text">
      <style:text-properties fo:font-weight="bold" officeooo:rsid="0011b412" style:font-weight-asian="bold" style:font-weight-complex="bold"/>
    </style:style>
    <style:style style:name="T27" style:family="text">
      <style:text-properties fo:font-size="10pt" officeooo:rsid="0011ac44" style:font-size-asian="10pt" style:font-size-complex="10pt"/>
    </style:style>
    <style:style style:name="T28" style:family="text">
      <style:text-properties fo:font-size="10pt" fo:font-weight="normal" officeooo:rsid="0011ac44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/></text:p>
      <text:p text:style-name="P5"><text:span text:style-name="Source_20_Text"><text:span text:style-name="T25">1-Faire un dockerfile</text:span></text:span></text:p>
      <text:p text:style-name="P5"><text:span text:style-name="Source_20_Text"><text:span text:style-name="T25">2-Faire un requirements.txt</text:span></text:span></text:p>
      <text:p text:style-name="P5"><text:span text:style-name="Source_20_Text"><text:span text:style-name="T25">3-Construire l’image</text:span></text:span></text:p>
      <text:p text:style-name="P5"><text:span text:style-name="Source_20_Text"><text:span text:style-name="T18">docker build </text:span></text:span><text:span text:style-name="Source_20_Text"><text:span text:style-name="T17">t </text:span></text:span><text:span text:style-name="Source_20_Text"><text:span text:style-name="T16">dataopsapi-prenom </text:span></text:span><text:span text:style-name="Source_20_Text"><text:span text:style-name="T18">.</text:span></text:span></text:p>
      <text:p text:style-name="P5"><text:span text:style-name="Source_20_Text"><text:span text:style-name="T25">4-Vérifier le déploiement en local →</text:span></text:span><text:span text:style-name="Source_20_Text"><text:span text:style-name="T26"> aller voir sur portainer</text:span></text:span></text:p>
      <text:p text:style-name="P5"><text:span text:style-name="Source_20_Text"><text:span text:style-name="T18">docker run -p </text:span></text:span><text:span text:style-name="Source_20_Text"><text:span text:style-name="T7">5000</text:span></text:span><text:span text:style-name="Source_20_Text"><text:span text:style-name="T18"> </text:span></text:span><text:span text:style-name="Source_20_Text"><text:span text:style-name="T16">dataopsapi-prenom</text:span></text:span></text:p>
      <text:p text:style-name="P5"><text:span text:style-name="Source_20_Text"><text:span text:style-name="T14">5-Push to Google Container Registry (GCR):</text:span></text:span></text:p>
      <text:p text:style-name="P3"><text:span text:style-name="Source_20_Text"><text:span text:style-name="T19">sudo -s</text:span></text:span></text:p>
      <text:p text:style-name="P3"><text:span text:style-name="Source_20_Text"><text:span text:style-name="T18">gcloud auth login</text:span></text:span></text:p>
      <text:p text:style-name="P3"><text:span text:style-name="Source_20_Text"><text:span text:style-name="T18">gcloud auth configure-docker</text:span></text:span></text:p>
      <text:p text:style-name="P1"><text:span text:style-name="Source_20_Text"><text:span text:style-name="T18">docker tag </text:span></text:span><text:span text:style-name="Source_20_Text"><text:span text:style-name="T8">dataops-api-prenom</text:span></text:span><text:span text:style-name="Source_20_Text"><text:span text:style-name="T18"> gcr.io/</text:span></text:span><text:span text:style-name="Source_20_Text"><text:span text:style-name="T8">ensai-2024</text:span></text:span><text:span text:style-name="Source_20_Text"><text:span text:style-name="T18">/</text:span></text:span><text:span text:style-name="Source_20_Text"><text:span text:style-name="T8">dataops-api-prenom</text:span></text:span><text:span text:style-name="Source_20_Text"><text:span text:style-name="T18">:v1</text:span></text:span></text:p>
      <text:p text:style-name="P2"><text:span text:style-name="Source_20_Text"><text:span text:style-name="T18">docker push gcr.io/</text:span></text:span><text:span text:style-name="Source_20_Text"><text:span text:style-name="T8">ensai-2024</text:span></text:span><text:span text:style-name="Source_20_Text"><text:span text:style-name="T18">/</text:span></text:span><text:span text:style-name="Source_20_Text"><text:span text:style-name="T8">dataops-api-prenom</text:span></text:span><text:span text:style-name="Source_20_Text"><text:span text:style-name="T18">:v1</text:span></text:span></text:p>
      <text:p text:style-name="P5"><text:span text:style-name="Source_20_Text"><text:span text:style-name="T25">6-Créer une instance </text:span></text:span></text:p>
      <text:p text:style-name="P5"><text:span text:style-name="Source_20_Text">Create a Compute Engine instance on GCP. Make sure to allow HTTP traffic.</text:span></text:p>
      <text:p text:style-name="P5"><text:span text:style-name="Source_20_Text"><text:span text:style-name="T11">Puis se connecter en SSH.</text:span></text:span></text:p>
      <text:p text:style-name="P5"><text:span text:style-name="Source_20_Text"><text:span text:style-name="T25">7-</text:span></text:span><text:span text:style-name="Source_20_Text"><text:span text:style-name="T24">Install Docker on the Compute Engine Instance</text:span></text:span></text:p>
      <text:p text:style-name="P5"><text:span text:style-name="Source_20_Text"><text:span text:style-name="T18">curl -fsSL https://test.docker.com -o test-docker.sh</text:span></text:span></text:p>
      <text:p text:style-name="P5"><text:span text:style-name="Source_20_Text"><text:span text:style-name="T18">sudo sh test-docker.sh</text:span></text:span></text:p>
      <text:p text:style-name="P5"><text:span text:style-name="Source_20_Text"><text:span text:style-name="T25">8-Récupérer l’image et run le container </text:span></text:span></text:p>
      <text:p text:style-name="P4"><text:span text:style-name="Source_20_Text"><text:span text:style-name="T18">docker pull gcr.io/</text:span></text:span><text:span text:style-name="Source_20_Text"><text:span text:style-name="T9">ensai-2024</text:span></text:span><text:span text:style-name="Source_20_Text"><text:span text:style-name="T18">/</text:span></text:span><text:span text:style-name="Source_20_Text"><text:span text:style-name="T8">dataops-api-prenom</text:span></text:span><text:span text:style-name="Source_20_Text"><text:span text:style-name="T18">:v1</text:span></text:span></text:p>
      <text:p text:style-name="P4"><text:span text:style-name="Source_20_Text"><text:span text:style-name="T18">docker run -p 80:</text:span></text:span><text:span text:style-name="Source_20_Text"><text:span text:style-name="T20">5000</text:span></text:span><text:span text:style-name="Source_20_Text"><text:span text:style-name="T18"> gcr.io/</text:span></text:span><text:span text:style-name="Source_20_Text"><text:span text:style-name="T9">ensai-2024</text:span></text:span><text:span text:style-name="Source_20_Text"><text:span text:style-name="T18">/</text:span></text:span><text:span text:style-name="Source_20_Text"><text:span text:style-name="T8">dataops-api-prenom</text:span></text:span><text:span text:style-name="Source_20_Text"><text:span text:style-name="T18">:v</text:span></text:span></text:p>
      <text:p text:style-name="P6"><text:span text:style-name="Source_20_Text"><text:span text:style-name="T28">Puis cliquer sur l’adresse IP de la machine pour request l’api :</text:span></text:span><text:span text:style-name="Source_20_Text"><text:span text:style-name="T21"> </text:span></text:span><text:span text:style-name="Source_20_Text"><text:span text:style-name="T27">http://35.238.170.225/predict/an</text:span></text:span></text:p>
      <text:p text:style-name="P4"><text:span text:style-name="Source_20_Text"/></text:p>
      <text:p text:style-name="P5"><text:span text:style-name="Source_20_Text"><text:span text:style-name="T11">(80 : c’est le seul port ouvert par google pour http)</text:span></text:span></text:p>
      <text:p text:style-name="P2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9T15:15:34.775423235</meta:creation-date>
    <dc:date>2024-01-30T08:08:41.507867941</dc:date>
    <meta:editing-duration>PT15H52M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123" meta:character-count="954" meta:non-whitespace-character-count="852"/>
  </office:meta>
</office:document-meta>
</file>